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1" fo:font-weight="bold" officeooo:rsid="0017653c" officeooo:paragraph-rsid="0010680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weight="bold" officeooo:rsid="0017653c" officeooo:paragraph-rsid="0010680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officeooo:rsid="0017653c" officeooo:paragraph-rsid="0010680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bold" officeooo:rsid="0016d201" officeooo:paragraph-rsid="00106804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1" fo:font-weight="normal" officeooo:rsid="0017653c" officeooo:paragraph-rsid="0010680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weight="normal" officeooo:rsid="0017653c" officeooo:paragraph-rsid="0010680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normal" officeooo:rsid="00106804" officeooo:paragraph-rsid="0010680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normal" officeooo:rsid="0004c789" officeooo:paragraph-rsid="0010680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font-weight="normal" officeooo:rsid="0005b23a" officeooo:paragraph-rsid="00106804" style:font-name-asian="Arial2" style:font-size-asian="12pt" style:font-weight-asian="normal" style:font-name-complex="Arial2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font-weight="normal" officeooo:rsid="00106804" officeooo:paragraph-rsid="00106804" style:font-name-asian="Arial2" style:font-size-asian="12pt" style:font-weight-asian="normal" style:font-name-complex="Arial2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normal" officeooo:rsid="00106804" officeooo:paragraph-rsid="00120f0f" style:font-name-asian="Arial2" style:font-size-asian="12pt" style:font-weight-asian="normal" style:font-name-complex="Arial2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normal" officeooo:rsid="00120f0f" officeooo:paragraph-rsid="00120f0f" style:font-name-asian="Arial2" style:font-size-asian="12pt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rsid="00120f0f" officeooo:paragraph-rsid="00120f0f" style:font-name-asian="Arial2" style:font-size-asian="12pt" style:font-weight-asian="bold" style:font-name-complex="Arial2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1" fo:font-weight="bold" officeooo:rsid="0017653c" officeooo:paragraph-rsid="0010680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17653c" officeooo:paragraph-rsid="0010680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officeooo:rsid="0017653c" officeooo:paragraph-rsid="00106804"/>
    </style:style>
    <style:style style:name="T1" style:family="text">
      <style:text-properties officeooo:rsid="0016d20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201" style:font-weight-asian="normal" style:font-weight-complex="normal"/>
    </style:style>
    <style:style style:name="T4" style:family="text">
      <style:text-properties fo:font-weight="normal" officeooo:rsid="0004c789" style:font-weight-asian="normal" style:font-weight-complex="normal"/>
    </style:style>
    <style:style style:name="T5" style:family="text">
      <style:text-properties fo:font-weight="normal" officeooo:rsid="0012b96d" style:font-weight-asian="normal" style:font-weight-complex="normal"/>
    </style:style>
    <style:style style:name="T6" style:family="text">
      <style:text-properties officeooo:rsid="0004c789"/>
    </style:style>
    <style:style style:name="T7" style:family="text">
      <style:text-properties officeooo:rsid="0010680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6804" style:font-weight-asian="bold" style:font-weight-complex="bold"/>
    </style:style>
    <style:style style:name="T10" style:family="text">
      <style:text-properties officeooo:rsid="00120f0f"/>
    </style:style>
    <style:style style:name="T11" style:family="text">
      <style:text-properties fo:font-size="12pt" officeooo:rsid="0005b23a" style:font-name-asian="Arial2" style:font-size-asian="12pt" style:font-name-complex="Arial2" style:font-size-complex="12pt"/>
    </style:style>
    <style:style style:name="T12" style:family="text">
      <style:text-properties fo:font-size="12pt" officeooo:rsid="0007ca33" style:font-name-asian="Arial2" style:font-size-asian="12pt" style:font-name-complex="Arial2" style:font-size-complex="12pt"/>
    </style:style>
    <style:style style:name="T13" style:family="text">
      <style:text-properties fo:font-size="12pt" officeooo:rsid="00106804" style:font-name-asian="Arial2" style:font-size-asian="12pt" style:font-name-complex="Arial2" style:font-size-complex="12pt"/>
    </style:style>
    <style:style style:name="T14" style:family="text">
      <style:text-properties fo:font-size="12pt" officeooo:rsid="00120f0f" style:font-name-asian="Arial2" style:font-size-asian="12pt" style:font-name-complex="Arial2" style:font-size-complex="12pt"/>
    </style:style>
    <style:style style:name="T15" style:family="text">
      <style:text-properties fo:font-size="12pt" officeooo:rsid="0012b96d" style:font-name-asian="Arial2" style:font-size-asian="12pt" style:font-name-complex="Arial2" style:font-size-complex="12pt"/>
    </style:style>
    <style:style style:name="T16" style:family="text">
      <style:text-properties fo:font-size="12pt" officeooo:rsid="001446ba" style:font-name-asian="Arial2" style:font-size-asian="12pt" style:font-name-complex="Arial2" style:font-size-complex="12pt"/>
    </style:style>
    <style:style style:name="T17" style:family="text">
      <style:text-properties fo:font-size="12pt" fo:font-weight="bold" officeooo:rsid="00106804" style:font-name-asian="Arial2" style:font-size-asian="12pt" style:font-weight-asian="bold" style:font-name-complex="Arial2" style:font-size-complex="12pt" style:font-weight-complex="bold"/>
    </style:style>
    <style:style style:name="T18" style:family="text">
      <style:text-properties officeooo:rsid="0012b96d"/>
    </style:style>
    <style:style style:name="T19" style:family="text">
      <style:text-properties officeooo:rsid="001446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JOSO: EDGAR GUERRERO NÚÑEZ</text:p>
      <text:p text:style-name="P1">AMPARO INDIRECTO NUMERO: 725/202<text:span text:style-name="T1">5</text:span></text:p>
      <text:p text:style-name="P1"><text:s/></text:p>
      <text:p text:style-name="P1"><text:s/></text:p>
      <text:p text:style-name="P1"/>
      <text:p text:style-name="P2">C. JUEZ QUINTO DE DISTRITO <text:span text:style-name="T1">EN MATERIA DE</text:span></text:p>
      <text:p text:style-name="P4">AMPARO CIVIL, ADMINISTRATIVO Y DE TRABAJO </text:p>
      <text:p text:style-name="P4">Y DE JUICIOS FEDERALES EN EL ESTADO DE QUERÉTARO. </text:p>
      <text:p text:style-name="P2">P R E S E N T <text:span text:style-name="T1">E</text:span></text:p>
      <text:p text:style-name="P1"><text:tab/></text:p>
      <text:p text:style-name="P1"/>
      <text:p text:style-name="P1"><text:tab/></text:p>
      <text:p text:style-name="P1"/>
      <text:p text:style-name="P2"><text:tab/>EDGAR GUERRERO NÚÑEZ; <text:span text:style-name="T2">con la personalidad que tengo debidamente acreditada e</text:span><text:span text:style-name="T3">n </text:span><text:span text:style-name="T2">autos del amparo al rubro indicado; comparezco para exponer:<text:tab/></text:span></text:p>
      <text:p text:style-name="P5"/>
      <text:p text:style-name="P5"/>
      <text:p text:style-name="P6"><text:tab/>Por medio del presente escrito, <text:span text:style-name="T7">y con fundamento en el articulo 1 Constitucional; </text:span>vengo a solicitar <text:span text:style-name="T6">copias certificadas por duplicado de todo lo actuado en el presente juicio de amparo; por serme de utilidad </text:span><text:span text:style-name="T1">y aclarando como lo solicitó el justiciable el por que se requiere por duplicado; siendo que la C. Erika Gilda Martínez Fuentes a actualizado los elementos </text:span><text:span text:style-name="T7">de delito, </text:span><text:span text:style-name="T1">en diferentes declaraciones </text:span><text:span text:style-name="T7">ante diversas autoridades es por lo que me veo en la necesidad de hacerlo valer ante la autoridad competente que en este caso es a la Fiscalía General del Estado de Queretaro; y el otro juego de copias certificadas es para tenerlo bajo mi resguardo de todo lo que se esta llevando acabo</text:span><text:span text:style-name="T1"> </text:span><text:span text:style-name="T7">ya que es mi derecho humano resguardar este tipo de documentos en que se maneja información personal; cabe aclarar que dos juegos de copias no son excesivas ya que es un derecho que me corresponde y corre bajo mis costas.</text:span></text:p>
      <text:p text:style-name="P6"/>
      <text:p text:style-name="P7"><text:tab/>Ya que el justiciable maneja el termino excesivo; es subjetivo. y se me estaría cuartando mi derecho humano a poder tener la documentación necesaria para hacerla llegar ante las autoridades competentes; ya que obra en autos del presente amparo documentales las cuales hacen prueba plena esenciales <text:s/>para hacer valer mis agravios <text:span text:style-name="T19">ante las autoridades competentes</text:span>.</text:p>
      <text:p text:style-name="P6"/>
      <text:p text:style-name="P7"><text:s/><text:tab/></text:p>
      <text:p text:style-name="P7"><text:tab/>No siendo omiso en señalar que las las anteriores copias autorizadas solo fueron de la escritura publica a mi favor; por lo tanto el termino excesivo no es aplicable en este caso <text:span text:style-name="T19">en</text:span> concreto</text:p>
      <text:p text:style-name="P6"/>
      <text:p text:style-name="P6"><text:tab/> Por lo antes expuesto a usted C. Juez atentamente pido se sirva:</text:p>
      <text:p text:style-name="P6"/>
      <text:p text:style-name="P2">PRIMERO.- <text:span text:style-name="T4">acordar de conformidad lo solicitado</text:span></text:p>
      <text:p text:style-name="P8"/>
      <text:p text:style-name="P3">PROTESTO LO NECESARIO </text:p>
      <text:p text:style-name="P3"/>
      <text:p text:style-name="P3"/>
      <text:p text:style-name="P3">EDGAR GUERRERO NÚÑEZ.</text:p>
      <text:p text:style-name="P1"/>
      <text:p text:style-name="P1"><text:soft-page-break/>QUEJOSO: EDGAR GUERRERO NÚÑEZ</text:p>
      <text:p text:style-name="P1">AMPARO INDIRECTO NUMERO: 725/202<text:span text:style-name="T1">5</text:span></text:p>
      <text:p text:style-name="P1"><text:s/></text:p>
      <text:p text:style-name="P1"/>
      <text:p text:style-name="P2">C. JUEZ QUINTO DE DISTRITO <text:span text:style-name="T1">EN MATERIA DE</text:span></text:p>
      <text:p text:style-name="P4">AMPARO CIVIL, ADMINISTRA<text:span text:style-name="T19">T</text:span>IVO Y DE TRABAJO </text:p>
      <text:p text:style-name="P4">Y DE JUICIOS FEDERALES EN EL ESTADO DE QUERÉTARO. </text:p>
      <text:p text:style-name="P2">P R E S E N T <text:span text:style-name="T1">E</text:span></text:p>
      <text:p text:style-name="P1"><text:tab/></text:p>
      <text:p text:style-name="P1"/>
      <text:p text:style-name="P2"><text:tab/>EDGAR GUERRERO NÚÑEZ; <text:span text:style-name="T2">con la personalidad que tengo debidamente acreditada e</text:span><text:span text:style-name="T3">n </text:span><text:span text:style-name="T2">autos del amparo al rubro indicado; comparezco para exponer:<text:tab/></text:span></text:p>
      <text:p text:style-name="P5"/>
      <text:p text:style-name="P6"><text:tab/>Por medio del presente escrito, <text:span text:style-name="T7">y con fundamento en articulo 8 Constitucional </text:span>vengo a <text:span text:style-name="T7">manifestar que hace prueba plena de mis dichos y se debe de tomar en cuenta para otorga</text:span><text:span text:style-name="T10">r</text:span><text:span text:style-name="T7">me el amparo y protección de la justicia de la unión; y se debe de girar instrucciones de que se me restablezca en mi domicilio, los siguientes:</text:span></text:p>
      <text:p text:style-name="P6"/>
      <text:p text:style-name="P6"><text:span text:style-name="T7">1.- La documental consistente en </text:span><text:span text:style-name="T9">escritura publica </text:span><text:span text:style-name="T7">misma que se exhibe desde el escrito inicial </text:span><text:span text:style-name="T19">de </text:span><text:span text:style-name="T7">amparo y que obra en autos a mi favor; misma que ampara que soy propietario del bien inmueble </text:span><text:span text:style-name="T19">de </text:span><text:span text:style-name="T11">oyamel 91 colonia misión san Jose </text:span><text:span text:style-name="T12">C</text:span><text:span text:style-name="T11">orregidora Queretaro.</text:span></text:p>
      <text:p text:style-name="P9"/>
      <text:p text:style-name="P6"><text:span text:style-name="T13">2.- El </text:span><text:span text:style-name="T17">informe justificado</text:span><text:span text:style-name="T13"> de la autoridad responsable de la cual se desprende que son </text:span><text:span text:style-name="T17">ciertos los actos reclamados; </text:span><text:span text:style-name="T13">pues la autoridad no entra al estudio especifico del caso concreto del asunto que nos <text:s/>atañe y </text:span><text:span text:style-name="T16">solo </text:span><text:span text:style-name="T13">toma en cuenta </text:span><text:span text:style-name="T14">como prueba </text:span><text:span text:style-name="T13">el simple dicho de Gilda el cual no soy omiso en mencionar que comete el delito de falsedad de declaración </text:span><text:span text:style-name="T14">(por lo cual con anterioridad se solicitaron las copias)</text:span><text:span text:style-name="T13">. </text:span></text:p>
      <text:p text:style-name="P10"/>
      <text:p text:style-name="P10"><text:tab/>Gilda con dolo solicita que su hijo mayor de edad <text:span text:style-name="T19">de nombre Pedro Emilio, </text:span>se quede en el inmueble de mi propiedad y ni siquiera paga un peso de renta; una vez mas <text:s/><text:span text:style-name="T10">se </text:span>actualiza la violencia psicológica en el que vivía; pues una relación es de dos y en este caso su hijo es mayor de edad y ni siquiera esta reconocido legalmente por mi parte <text:span text:style-name="T19">y tampoco tenemos lazos consanguineos</text:span> <text:span text:style-name="T10">por que no es </text:span><text:span text:style-name="T19">de </text:span><text:span text:style-name="T10">mi descendencia,</text:span> lo cual ocasiona daños y perjuicios; aparte del daño moral que se me esta haciendo y que en este caso fue avalado por el Juzgado Cuarto Familia del Distrito Judicial del Estado de Queretaro; <text:span text:style-name="T19">a</text:span><text:span text:style-name="T8">l no entrar al estudio</text:span> en detalle al caso concreto y <text:span text:style-name="T8">extralimitarse</text:span> al ordenar que me retirara de mi domicilio sin prueba alguna que justifique una supuesta violencia que dice Gilda que sufría mas sin embargo quien si sufría esa violencia era yo <text:span text:style-name="T19">tanto psicológica y al final física por eso me vi en la necesidad de marcar al 911 porque mi integridad física estaba en peligro</text:span>. </text:p>
      <text:p text:style-name="P10"/>
      <text:p text:style-name="P10"><text:tab/>La autoridad del Juzgado Cuarto Familiar de Queretaro se extralimita en determinar que me salga de mi propiedad siendo quien sufría la violencia psicológica y física soy yo. Y deja en mi propiedad a Gilda y a su mayor hijo <text:span text:style-name="T19">de nombre Pedro Emilio </text:span>en mi propiedad <text:span text:style-name="T10">el no pertenece al vinculo matrimonial y también le dan uso de la vivienda de mi propiedad y yo ni siquiera tengo donde quedarme </text:span><text:span text:style-name="T19">ni que comer puesto que mi herramienta de trabajo se quedo en <text:s/>mi domicilio del cual me sacaron</text:span>.</text:p>
      <text:p text:style-name="P10"/>
      <text:p text:style-name="P6"><text:span text:style-name="T13"><text:tab/>Cuando se presenta el actuario y los policías de Corregidora es necesario aclarar que no dejaron que sacara mis artículos</text:span><text:span text:style-name="T16">( herramienta)</text:span><text:span text:style-name="T13"> para trabajo, ni artículos de limpieza </text:span><text:soft-page-break/><text:span text:style-name="T16">personal,</text:span><text:span text:style-name="T13"> ni ropa; es por lo que ni siquiera tengo dinero; ni para comer; nadie me quiere dar trabajo, porque no tengo mis herramientas para trabajar ni para entregar nada no tengo trabajo ni un lugar donde quedarme.</text:span></text:p>
      <text:p text:style-name="P10"/>
      <text:p text:style-name="P11"><text:tab/>Siendo que nunca en mi vida he sido agresivo, nunca he violado, matado o agredido a nadie pues a mi me gusta ser una persona trabajadora, honrada, tan es así que a lo largo de mi vida con mucho esfuerzo me he hecho de un patrimonio familiar; y con prestamos de familiares que aun debo para poder adquirir dicha propiedad <text:span text:style-name="T19">de oyamel 91 colonia Misión San Jose Corregidora Queretaro </text:span>y con mucho esfuerzo.</text:p>
      <text:p text:style-name="P11"/>
      <text:p text:style-name="P11"><text:tab/><text:span text:style-name="T10"> </text:span><text:span text:style-name="T19">Para adquirir la propiedad de oyamel numero 91 colonia Mision Corregidora Queretaro; </text:span><text:span text:style-name="T10">la mayor parte del pago para adquirirla fue de una venta de un bien inmueble en el estado de hidalgo y me pagaron con INFONAVIT y para el pago tanto de la escrituración y del restante </text:span><text:span text:style-name="T18">del pago de la casa</text:span><text:span text:style-name="T10">, fue préstamo de familiares, los cuales se quedo pagares en garantía y dichos prestamos fueron por transferencia;</text:span> <text:span text:style-name="T10">ES POR LO QUE NECESITO EL AMPARO DE ESTA AUTORIDAD, dado que he sido violentado en mis garantías individuales y humanas; y de un día para otro sin hacer nada, por una persona que miente para sacar provecho; <text:s/>ni siquiera tengo para comer, dormir, techo; ni puedo realizar mi trabajo que vengo desempeñando </text:span><text:span text:style-name="T19">de por vida,</text:span><text:span text:style-name="T10"> que es la canceleria de aluminio, porque mis artículos como cortadora, remachadora entre otros se quedaron en mi casa de la cual me desalojaron negligentemente y no me autorizaron sacar ningún articulo para <text:s/>poder realizar mi trabajo solo me dieron permiso para cambiarme de ropa en frente de un policía a lo cual ahora tengo traumas; porque mi dignidad y mi autoestima fueron dañadas irreparablemente pues me hizo que me quitara la ropa y me pusiera la otra </text:span><text:span text:style-name="T18">ropa </text:span><text:span text:style-name="T10">frente del policía de Corregidora a lo cual mi pudor quedo hasta el suelo. <text:s/></text:span></text:p>
      <text:p text:style-name="P11"/>
      <text:p text:style-name="P13">Debido a estos hechos no se que hacer de mi vida nunca me había pasado algo así ni he hecho algo para merecer esto; pues siempre he tratado de ir por el buen camino sin dañar a otros.</text:p>
      <text:p text:style-name="P12"><text:s/></text:p>
      <text:p text:style-name="P10">3.- El <text:span text:style-name="T8">informe justificado del los policías de Corregidora </text:span>los cuales acudieron a mi llamado de auxilio del 911 y en <text:span text:style-name="T18">dicho informe </text:span>hacen mención que Gilda se encontraba muy alterada agresiva; me vi en la necesidad de solicitar ayuda por mi integridad física ya que no solo tuve violencia psicológica sino ahora hasta física. Y Gilda toma la determinación (por voluntad propia) en salirse de mi propiedad en compañía de su amiga y de su mayor hijo; <text:span text:style-name="T19">esto resultado de los hechos que se suscitaron al marcar al 911.</text:span></text:p>
      <text:p text:style-name="P10"/>
      <text:p text:style-name="P10"/>
      <text:p text:style-name="P6"><text:span text:style-name="T13"><text:tab/>Por antes expuesto y narrado </text:span><text:span text:style-name="T16">y se toman en cuenta las documentales publicas que mencionaron en párrafos anteriores y hacen prueba plena es por lo que</text:span><text:span text:style-name="T13"> </text:span><text:span text:style-name="T15">solicito </text:span><text:span text:style-name="T13">se ordene la inmediata rein</text:span><text:span text:style-name="T15">s</text:span><text:span text:style-name="T13">talaci</text:span><text:span text:style-name="T16">ó</text:span><text:span text:style-name="T13">n a mi domicilio <text:s text:c="3"/></text:span><text:span text:style-name="T7"><text:s/></text:span></text:p>
      <text:p text:style-name="P6"/>
      <text:p text:style-name="P6"><text:tab/> Por lo antes expuesto a usted C. Juez atentamente pido se sirva:</text:p>
      <text:p text:style-name="P6"/>
      <text:p text:style-name="P2">PRIMERO.- <text:span text:style-name="T4">acordar de conformidad lo solicitado </text:span><text:span text:style-name="T5">y se me otorgue cuanto antes el amparo y protección de la justicia de la unión.</text:span></text:p>
      <text:p text:style-name="P3">PROTESTO LO NECESARIO </text:p>
      <text:p text:style-name="P3"/>
      <text:p text:style-name="P16"><text:span text:style-name="T8">EDGAR GUERRERO NÚÑEZ.</text:span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16:41:18.863000000</meta:creation-date>
    <dc:date>2025-07-05T14:46:05.499000000</dc:date>
    <meta:editing-duration>PT3H51M23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44" meta:word-count="1389" meta:character-count="7982" meta:non-whitespace-character-count="6579"/>
  </office:meta>
</office:document-meta>
</file>